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66cm"/>
    </style:style>
    <style:style style:name="co2" style:family="table-column">
      <style:table-column-properties fo:break-before="auto" style:column-width="14.333cm"/>
    </style:style>
    <style:style style:name="co3" style:family="table-column">
      <style:table-column-properties fo:break-before="auto" style:column-width="2.0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Camenbert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rasoir électrique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'hydravion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lave-linge électrique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boite de conserve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/>
          <table:table-cell office:value-type="string" calcext:value-type="string">
            <text:p>La légende de Robin des bois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s jumelles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guitare électrique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café soluble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bouteille en plastique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sudoku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/>
          <table:table-cell office:value-type="string" calcext:value-type="string">
            <text:p>La première apparition de Charlot (Charlie Chaplin) au cinéma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livre de poche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/>
          <table:table-cell office:value-type="string" calcext:value-type="string">
            <text:p>Le premier hold-up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sandwich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s frites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/>
          <table:table-cell office:value-type="string" calcext:value-type="string">
            <text:p>La domestication du mouton</text:p>
          </table:table-cell>
          <table:table-cell office:value-type="float" office:value="-9200" calcext:value-type="float">
            <text:p>-920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lampe à huile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clef ( ou clé)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office:value-type="string" calcext:value-type="string">
            <text:p>La construction du colosse de Rhodes</text:p>
          </table:table-cell>
          <table:table-cell office:value-type="float" office:value="-305" calcext:value-type="float">
            <text:p>-305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cadran solaire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boîte aux lettres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chronomètre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s feux de signalisation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four à micro-ondes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L'écriture du livre roman </text:p>
          </table:table-cell>
          <table:table-cell office:value-type="string" calcext:value-type="string">
            <text:p>Vingt mille lieues sous les Mers de Jules Verne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caméra par Louis Le Prince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s cartes à jouer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réfrigérateur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shampoing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/>
          <table:table-cell office:value-type="string" calcext:value-type="string">
            <text:p>Le conte « Blanche Neige », des frères Grimm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/>
          <table:table-cell office:value-type="string" calcext:value-type="string">
            <text:p>La neuvième symphonie de Ludvig Van Beethoven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taille-crayon, par Bernard Lassimone,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'hélicoptère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bombe aérosol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'escrime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/>
          <table:table-cell office:value-type="string" calcext:value-type="string">
            <text:p>Youri Gargarine fût le premier homme dans l'espace, 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string" calcext:value-type="string">
            <text:p>Alexandre Dumas écrit « Les Trois Mousquetaires »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/>
          <table:table-cell office:value-type="string" calcext:value-type="string">
            <text:p>La naissance du Hip-Hop 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e la console de jeu vidéo, par Ralph Baer, 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L'invention </text:p>
          </table:table-cell>
          <table:table-cell office:value-type="string" calcext:value-type="string">
            <text:p>du Post-it par Spencer Silver &amp; Arthur Fry a eu lieu en 19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« Le voyage dans la Lune », de Georges Méliès, paru au cinéma en 19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clémentine a été crée en 18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colisée de Rome en Italie a été inauguré en 82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'invention du dé date de -12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'invention du stylo plume par Lewis Edson Waterman date de 1884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'invention du grille-pain date de 190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sèche-cheveux date de 1890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'invention du char d'assault date de 191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« Les aventures d'Alice au pays des merveilles », de Lewis Carroll, a été écrit en 186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croissant date de 1882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parchemin date de -20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première apparition d'un superhéros date de 1938 (Jerry Siegel &amp; Joe Shuster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 Arthur Conan Doyle écrivit les premiers récits de Shrelock Holmes en 1887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on Kenneth Arnold, la première apparition d'une soucoupe volante eu lieu en 1947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'automobile date de 1769 (Charles Cugnot)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flûte date de -350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révolte de Spartacus date de -73 av.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domestication du chat date de -4500 av.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fabrication du verre date de -2500 av.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parapluie pliant, par Jean Marius, date de 170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football date de 1863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bande dessinée, par Rodolphe Töpffer, date de 1826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revolver, par Samuel Colt, date de 1836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gravure de la pierre de Rosette date de -196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liade et l'Odysée d'Homère date de -8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domestication du bœuf par l'homme date de -90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fondation du premier village construit par l'homme date de -100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'hypnotisme, par Franz Anton Mesmer, date de 1776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 abeilles sont apparues il y a 100 millions d'année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marteau-piqueur, par Germain Sommeiller, date de 1861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calligraphie Chinoise date de -12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baguette de pain date de 183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jeu d'échecs date de 57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début de la construction du phare d'Alexandrie date de -297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premier vol de navette spatiale (NASA) date de 1981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s lunettes de soleil date de 1929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poubelle, par Eugène Poubelle, date de 1884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briquet à gaz, par Marcel Quercia, date de 1946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Champagne date de 1664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vin date de -60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lave-linge mécanique, par Jacob Christian Shäffern, date de 176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rasoir de sécurité, par Jean-Jacques Perret, date de 177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fourchette date de 972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Vénus de Milo, d'Alexandre Antioche, date de -10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première apparition de la créature Frankenstein, de Mary Shelley, date de 1818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s corn Flakes, du Dr John Harvey Kellog, date de 1894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construction du cheval de Troie date de -124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fermeture à glissière (fermeture éclair), de Whitcomb Judson, date de 1891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monnaie date de -680 av.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GPS (Global Positionning System) date de 1978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lave-vaisselle, par Joséphine Garis Cochrane, date de 1886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réveil-matin, par Antoine Redier, date de 1847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légende du minotaure date de -160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sachet de Thé, par Thomas Sullivan, date de 1908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an de La Fontaine écrivit sa fable « Le corbeau et le Renard » en 1668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lancement du 45 tours a eu lieu en 1949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savon date de -150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bouteille en verre date de -20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s mots croisés, par 'New York World', date de 1913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couteau de table, par le Cardinal de Richelieu, date de 1610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e la clepsydre date de -3000 avant J.C.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'invention du téléphone portable, par Martin Cooper, date de 1973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 comédie musicale West Side Story parût en 1957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 Quatre Saisons de Vivaldi datent de 1725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olas Appert mis au point les premières conserves en 1782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an-Baptiste de Belloy inventa la cafetière en 1802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 yéti fît sa première apparition en 1921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9:05:47.472106452</meta:creation-date>
    <dc:date>2016-03-29T20:16:37.929725544</dc:date>
    <meta:editing-duration>PT55M56S</meta:editing-duration>
    <meta:editing-cycles>4</meta:editing-cycles>
    <meta:generator>LibreOffice/4.2.8.2$Linux_X86_64 LibreOffice_project/420m0$Build-2</meta:generator>
    <meta:document-statistic meta:table-count="1" meta:cell-count="179" meta:object-count="0"/>
  </office:meta>
</office:document-meta>
</file>